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5 2412">
            <text:p>test_Parser(primitives): 1,5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5">
            <text:p>1,5 sec</text:p>
          </table:table-cell>
          <table:table-cell table:style-name="ce162" table:formula="of:=TESTSTAT(&quot;count&quot;; [.B46])" office:value-type="float" office:value="2412">
            <text:p>2412</text:p>
          </table:table-cell>
          <table:table-cell table:style-name="ce164" table:formula="of:=[.E46]/[.D46]" office:value-type="float" office:value="1608">
            <text:p>1608,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3 9107">
            <text:p>test_Parser(basic): 6,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3">
            <text:p>6,3 sec</text:p>
          </table:table-cell>
          <table:table-cell table:style-name="ce162" table:formula="of:=TESTSTAT(&quot;count&quot;; [.B48])" office:value-type="float" office:value="9107">
            <text:p>9107</text:p>
          </table:table-cell>
          <table:table-cell table:style-name="ce164" table:formula="of:=[.E48]/[.D48]" office:value-type="float" office:value="1445.55555555556">
            <text:p>1445,6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9">
            <text:p>19,0 sec</text:p>
          </table:table-cell>
          <table:table-cell table:style-name="ce163" table:formula="of:=SUM([.E46:.E51])" office:value-type="float" office:value="27739">
            <text:p>27739</text:p>
          </table:table-cell>
          <table:table-cell table:style-name="ce165" table:formula="of:=[.E52]/[.D52]" office:value-type="float" office:value="1459.94736842105">
            <text:p>1459,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5 27734">
            <text:p>test_Parser(all): 17,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5">
            <text:p>17,5 sec</text:p>
          </table:table-cell>
          <table:table-cell table:style-name="ce162" table:formula="of:=TESTSTAT(&quot;count&quot;; [.B54])" office:value-type="float" office:value="27734">
            <text:p>27734</text:p>
          </table:table-cell>
          <table:table-cell table:style-name="ce164" table:formula="of:=[.E54]/[.D54]" office:value-type="float" office:value="1584.8">
            <text:p>1584,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0">20.05.2017</text:date>, <text:time>21:28: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0T21:28:01.40</dc:date>
    <meta:editing-duration>P159DT19H44M19S</meta:editing-duration>
    <meta:editing-cycles>665</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ASN"
				If Not(isASN(x)) Then
					out = Empty	' TODO: maybe throw on type error?
				Else
					Dim patLabel As Object, patValue As Object, patChildren As Object
					patLabel    = car(p.a0)
					patValue    = cadr(p.a0)
					patChildren = caddr(p.a0)
					out = matches(patLabel,    e,   asnLabel(x))
					out = matches(patValue,    out, asnValue(x))
					out = matches(patChildren, out, asnChildren(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 Builtin (+) 
' ~&gt; Lam "fresh_1" 
'        (Lam "fresh_2"
'             (App
'                  (App (Builtin (+))
'                       (fresh_1)     
'                  )
'                  fresh_2
'             )
'        )

' Builtin (+) 
' ~&gt; \fresh_1.\fresh2.let fresh_3 = [fresh_1, fresh_2]
'                      in (applyToList (+) fresh_3)
' = \fresh_1.\fresh_2.(\fresh_3.applyToList (+) fresh_3) [fresh_1, fresh_2]
' = \f1.\f2.(\f3.applyToList (+) fresh_3) (cons f1 (cons f2 nil))
' = \f1.\f2.applyToList (+) (cons f1 (cons f2 nil))
Function evalX(ByVal x As Object, ByVal e As Object)
	Dim out As Variant
	Select Case x.which
		Case "Val":	out = x.a0
		Case "Var"
			Dim v As Variant
			v = lookup(x.a0, e)
			If isEmpty(v) Then
				croak("evalX: unbound Var " &amp; toString(x.a0))
			Else
				out = v
			End If
		'Case "Lam": 	out = x
		Case "Builtin": out = x.a0
		Case "App"
			Dim f As Object, a As Variant
			f = x.a0
			f = evalX(f, e)
			a = x.a1
			a = evalX(a, e) ' strict evaluation
			out = apply1(f, a)
		Case Else
			croak("evalX: unsupported expr .which = " &amp; toString(x.which))
	End Select
	evalX = out
End Function


Function [test_Expr======================================]
	test_Expr_isExpr()
	' TODO: test TExpr_same
	' TODO: test TExpr_equ
	test_Expr_eval_Val()
	test_Expr_eval_Var()
	'test_Expr_eval_Lam() ' App (Lam ...) ... tested here
	test_Expr_eval_Builtin() ' App (Builtin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Lam()
	Dim x As Object, e As Object
	e = envEmpty
	x = xpLam("a", xpVal(42))
	assertEqual(TExpr_equ( evalX(x, e), x), True).x
	assertEqual(TExpr_same(evalX(x, e), x), True).x
	e = extend(e, "a", 4711)
	assertEqual(TExpr_equ( evalX(x, e), x), True).x
	assertEqual(TExpr_same(evalX(x, e), x), True).x

	Dim f As Object, a As Object
	e = envEmpty
	f = xpLam("a", xpVal(42))
	a = xpVal(88)
	assertEqual(evalX(xpApp(f, a), e), 42).x
	e = extend(e, "a", xpVal(4711))
	assertEqual(evalX(xpApp(f, a), e), 42).x

	f = xpLam("a", xpVar("a"))
	assertEqual(evalX(xpApp(f, a), e), 88).x

	f = xpLam("_", xpVar("a"))
	assertEqual(evalX(xpApp(f, a), e), 4711).x
End Function

Function test_Expr_eval_Builtin()
	Dim f As Object, a As Object, e As Object, x As Variant, act As Variant
	e = envEmpty
	f = xpBuiltin(fstArg)
	' first, Builtin as such evaluates to the fn obj withing:
	a = evalX(f, e)
	assertEqual(isFn(a), True).x
	assertEqual(getFnName(a), getFnName(fstArg)).x
	assertEqual(arity(a), 2).x
	
	' let's apply a Builtin:
	a = xpVal(42)
	x = xpApp(xpApp(f, a), xpVal(88))
	act = evalX(x, e)
	assertEqual(evalX(x, e), 4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